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63BA4765B212A1A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757cm, 7.616cm, 1.422cm, 15.19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14cm" svg:y="1.843cm" svg:width="18.11cm" svg:height="17.854cm" draw:z-index="0"><draw:image xlink:href="Pictures/10000000000005560000030063BA4765B212A1A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11-17T12:13:50.185000000</meta:creation-date>
    <dc:date>2024-11-17T12:37:30.441000000</dc:date>
    <meta:editing-duration>PT23M41S</meta:editing-duration>
    <meta:editing-cycles>4</meta:editing-cycles>
    <meta:generator>LibreOffice/6.3.5.2$Windows_X86_64 LibreOffice_project/dd0751754f11728f69b42ee2af6667006862467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